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5.8778in" fo:margin-left="0.3958in" fo:margin-right="0.4188in" table:align="margins"/>
    </style:style>
    <style:style style:name="Table1.A" style:family="table-column">
      <style:table-column-properties style:column-width="1.1757in" style:rel-column-width="13108*"/>
    </style:style>
    <style:style style:name="Table1.B" style:family="table-column">
      <style:table-column-properties style:column-width="4.7021in" style:rel-column-width="52427*"/>
    </style:style>
    <style:style style:name="Table1.A1" style:family="table-cell">
      <style:table-cell-properties fo:background-color="#666666" fo:padding="0.0382in" fo:border-left="0.0139in solid #cccccc" fo:border-right="none" fo:border-top="0.0139in solid #cccccc" fo:border-bottom="0.0139in solid #cccccc">
        <style:background-image/>
      </style:table-cell-properties>
    </style:style>
    <style:style style:name="Table1.B1" style:family="table-cell">
      <style:table-cell-properties fo:background-color="#666666" fo:padding="0.0382in" fo:border="0.0139in solid #cccccc">
        <style:background-image/>
      </style:table-cell-properties>
    </style:style>
    <style:style style:name="Table1.A2" style:family="table-cell">
      <style:table-cell-properties fo:background-color="#c0c0c0" fo:padding="0.0382in" fo:border-left="0.0139in solid #cccccc" fo:border-right="none" fo:border-top="none" fo:border-bottom="0.0139in solid #cccccc">
        <style:background-image/>
      </style:table-cell-properties>
    </style:style>
    <style:style style:name="Table1.B2" style:family="table-cell">
      <style:table-cell-properties fo:padding="0.0382in" fo:border-left="0.0139in solid #cccccc" fo:border-right="0.0139in solid #cccccc" fo:border-top="none" fo:border-bottom="0.0139in solid #cccccc"/>
    </style:style>
    <style:style style:name="P1" style:family="paragraph" style:parent-style-name="Footer">
      <style:paragraph-properties fo:text-align="end" style:justify-single-word="false"/>
      <style:text-properties style:font-name="Gill Sans"/>
    </style:style>
    <style:style style:name="P2" style:family="paragraph" style:parent-style-name="Standard">
      <style:text-properties style:font-name="Gill Sans" fo:font-size="11pt" style:font-size-asian="9.60000038146973pt" style:font-size-complex="11pt"/>
    </style:style>
    <style:style style:name="P3" style:family="paragraph" style:parent-style-name="Standard">
      <style:paragraph-properties fo:text-align="center" style:justify-single-word="false"/>
      <style:text-properties style:font-name="Gill Sans" fo:font-size="11pt" style:font-size-asian="9.60000038146973pt" style:font-size-complex="11pt"/>
    </style:style>
    <style:style style:name="P4" style:family="paragraph" style:parent-style-name="Standard">
      <style:paragraph-properties fo:text-align="center" style:justify-single-word="false"/>
      <style:text-properties style:font-name="Gill Sans" fo:font-size="11pt" fo:font-weight="bold" style:font-size-asian="9.60000038146973pt" style:font-weight-asian="bold" style:font-size-complex="11pt" style:font-weight-complex="bold"/>
    </style:style>
    <style:style style:name="P5" style:family="paragraph" style:parent-style-name="Standard">
      <style:paragraph-properties fo:text-align="center" style:justify-single-word="false"/>
      <style:text-properties style:font-name="Gill San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Gill Sans" fo:font-size="18pt" fo:font-weight="bold" style:font-size-asian="18pt" style:font-weight-asian="bold" style:font-size-complex="18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text-indent="0.5063in" style:auto-text-indent="false"/>
      <style:text-properties style:font-name="Gill Sans" fo:font-size="11pt" style:font-size-asian="9.60000038146973pt" style:font-size-complex="11pt"/>
    </style:style>
    <style:style style:name="P9" style:family="paragraph" style:parent-style-name="Table_20_Contents">
      <style:paragraph-properties fo:text-align="center" style:justify-single-word="false"/>
      <style:text-properties style:font-name="Gill Sans" fo:font-size="11pt" style:font-size-asian="11pt" style:font-size-complex="11pt"/>
    </style:style>
    <style:style style:name="P10" style:family="paragraph" style:parent-style-name="Table_20_Contents">
      <style:paragraph-properties fo:text-align="center" style:justify-single-word="false"/>
      <style:text-properties fo:color="#ffffff" style:font-name="Gill Sans" fo:font-size="11pt" style:font-size-asian="11pt" style:font-size-complex="11pt"/>
    </style:style>
    <style:style style:name="P11" style:family="paragraph" style:parent-style-name="Standard">
      <style:text-properties style:font-name="Gill Sans" fo:font-size="11pt" style:font-size-asian="9.60000038146973pt" style:font-size-complex="11pt"/>
    </style:style>
    <style:style style:name="P12" style:family="paragraph" style:parent-style-name="Standard">
      <style:paragraph-properties fo:text-align="justify" style:justify-single-word="false"/>
      <style:text-properties style:font-name="Gill Sans" fo:font-size="11pt" style:font-size-asian="9.60000038146973pt" style:font-size-complex="11pt"/>
    </style:style>
    <style:style style:name="P13" style:family="paragraph" style:parent-style-name="Standard">
      <style:paragraph-properties fo:text-align="justify" style:justify-single-word="false"/>
      <style:text-properties style:font-name="Gill Sans" fo:font-size="11pt" fo:font-weight="bold" style:font-size-asian="9.60000038146973pt" style:font-weight-asian="bold" style:font-size-complex="11pt" style:font-weight-complex="bold"/>
    </style:style>
    <style:style style:name="P14" style:family="paragraph" style:parent-style-name="Standard">
      <style:paragraph-properties fo:text-align="justify" style:justify-single-word="false"/>
      <style:text-properties style:font-name="Gill Sans" fo:font-size="11pt" fo:font-weight="normal"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style:font-name="Gill Sans" fo:font-size="11pt" fo:font-style="italic" fo:font-weight="normal" style:font-size-asian="9.60000038146973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Gill Sans" fo:font-size="11pt" fo:font-style="italic" style:font-size-asian="9.60000038146973pt" style:font-style-asian="italic" style:font-size-complex="11pt" style:font-style-complex="italic"/>
    </style:style>
    <style:style style:name="P17" style:family="paragraph" style:parent-style-name="Standard">
      <style:paragraph-properties fo:text-align="justify" style:justify-single-word="false"/>
      <style:text-properties style:font-name="Gill Sans" fo:font-size="10pt" fo:font-weight="bold" style:font-size-asian="10pt" style:font-weight-asian="bold" style:font-size-complex="10pt" style:font-weight-complex="bold"/>
    </style:style>
    <style:style style:name="P18" style:family="paragraph" style:parent-style-name="Standard" style:list-style-name="L1">
      <style:paragraph-properties fo:margin-left="0in" fo:margin-right="0in" fo:text-indent="0.5063in" style:auto-text-indent="false">
        <style:tab-stops>
          <style:tab-stop style:position="0.7736in"/>
        </style:tab-stops>
      </style:paragraph-properties>
      <style:text-properties style:font-name="Gill Sans" fo:font-size="11pt" style:font-size-asian="9.60000038146973pt" style:font-size-complex="11pt"/>
    </style:style>
    <style:style style:name="P19" style:family="paragraph" style:parent-style-name="Standard" style:list-style-name="L2">
      <style:paragraph-properties style:shadow="none">
        <style:tab-stops>
          <style:tab-stop style:position="5.5in" style:type="right" style:leader-style="dotted" style:leader-text="."/>
        </style:tab-stops>
      </style:paragraph-properties>
      <style:text-properties style:font-name="Gill Sans" fo:font-size="11pt" style:font-size-asian="9.60000038146973pt" style:font-size-complex="11pt"/>
    </style:style>
    <style:style style:name="P20" style:family="paragraph">
      <style:paragraph-properties fo:text-align="center"/>
    </style:style>
    <style:style style:name="P21" style:family="paragraph">
      <style:paragraph-properties fo:text-align="justify"/>
    </style:style>
    <style:style style:name="P22" style:family="paragraph">
      <style:paragraph-properties fo:text-align="justify"/>
      <style:text-properties style:font-name="Gill Sans" fo:font-size="11pt" fo:font-weight="bold" style:font-name-complex="Gill Sans" style:font-size-complex="11pt" style:font-weight-complex="bold"/>
    </style:style>
    <style:style style:name="T1" style:family="text">
      <style:text-properties style:font-name="Gill Sans" fo:font-size="11pt" style:font-size-asian="9.60000038146973pt" style:font-size-complex="11pt"/>
    </style:style>
    <style:style style:name="T2" style:family="text">
      <style:text-properties style:font-name="Gill Sans" fo:font-size="11pt" fo:font-weight="bold" style:font-size-asian="9.60000038146973pt" style:font-weight-asian="bold" style:font-size-complex="11pt" style:font-weight-complex="bold"/>
    </style:style>
    <style:style style:name="T3" style:family="text">
      <style:text-properties style:font-name="Gill Sans" fo:font-size="11pt" fo:font-style="italic" style:font-size-asian="9.60000038146973pt" style:font-style-asian="italic" style:font-size-complex="11pt" style:font-style-complex="italic"/>
    </style:style>
    <style:style style:name="T4" style:family="text">
      <style:text-properties style:font-name="Gill Sans" fo:font-size="11pt" fo:font-style="italic" fo:font-weight="normal" style:font-size-asian="9.60000038146973pt" style:font-style-asian="italic" style:font-weight-asian="normal" style:font-size-complex="11pt" style:font-style-complex="italic" style:font-weight-complex="normal"/>
    </style:style>
    <style:style style:name="T5" style:family="text">
      <style:text-properties style:font-name="Gill Sans" fo:font-size="11pt" fo:font-weight="normal" style:font-size-asian="9.60000038146973pt" style:font-weight-asian="normal" style:font-size-complex="11pt" style:font-weight-complex="normal"/>
    </style:style>
    <style:style style:name="T6" style:family="text">
      <style:text-properties style:font-name="Gill Sans" fo:font-size="11pt" fo:font-weight="normal" style:font-size-asian="11pt" style:font-weight-asian="normal" style:font-size-complex="11pt" style:font-weight-complex="normal"/>
    </style:style>
    <style:style style:name="T7" style:family="text">
      <style:text-properties style:font-name="Gill Sans" fo:font-size="10pt" fo:font-weight="bold" style:font-size-asian="10pt" style:font-weight-asian="bold" style:font-size-complex="10pt" style:font-weight-complex="bold"/>
    </style:style>
    <style:style style:name="T8" style:family="text">
      <style:text-properties fo:color="#cccc00" style:font-name="Gill Sans" fo:font-size="10pt" fo:font-weight="bold" style:font-size-asian="10pt" style:font-weight-asian="bold" style:font-size-complex="10pt" style:font-weight-complex="bold"/>
    </style:style>
    <style:style style:name="T9" style:family="text">
      <style:text-properties fo:font-style="italic" style:font-style-asian="italic" style:font-style-complex="italic"/>
    </style:style>
    <style:style style:name="T10" style:family="text">
      <style:text-properties style:font-name="Gill Sans" fo:font-size="11pt" fo:font-weight="bold" style:font-name-complex="Gill Sans" style:font-size-complex="11pt" style:font-weight-complex="bold"/>
    </style:style>
    <text:list-style style:name="L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cccccc" draw:fill-gradient-name="Gradient_20_1" draw:textarea-horizontal-align="justify" draw:textarea-vertical-align="middle" draw:auto-grow-height="false" fo:padding-left="0.15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line text:anchor-type="paragraph" draw:z-index="1" draw:style-name="gr1" draw:text-style-name="P20" svg:x1="0.4102in" svg:y1="0.039in" svg:x2="6.1846in" svg:y2="0.039in"><text:p/></draw:line></text:p>
      <text:p text:style-name="P3"/>
      <text:p text:style-name="P3"/>
      <text:p text:style-name="P5"/>
      <text:p text:style-name="P5"/>
      <text:p text:style-name="P5">SSC0570 – Empreendedores em Informática</text:p>
      <text:p text:style-name="P5"/>
      <text:p text:style-name="P6">Plano de Negócios – Parte I</text:p>
      <text:p text:style-name="P6">Estudo de Viabilidade e Análise FOFA</text:p>
      <text:p text:style-name="P3"/>
      <text:p text:style-name="P3"/>
      <text:p text:style-name="P3"/>
      <text:p text:style-name="P4">São Carlos, 28 de outubro de 2009</text:p>
      <text:p text:style-name="P3"/>
      <text:p text:style-name="P3"/>
      <text:p text:style-name="P3"/>
      <text:p text:style-name="P3"/>
      <text:p text:style-name="P3"><draw:line text:anchor-type="paragraph" draw:z-index="0" draw:style-name="gr1" draw:text-style-name="P20" svg:x1="0.4102in" svg:y1="0.039in" svg:x2="6.1846in" svg:y2="0.039in"><text:p/></draw:line></text:p>
      <text:p text:style-name="P3"/>
      <text:p text:style-name="P3"/>
      <text:p text:style-name="P3"/>
      <text:p text:style-name="P3"/>
      <text:p text:style-name="P3"/>
      <text:p text:style-name="P3"/>
      <text:p text:style-name="P3"/>
      <text:p text:style-name="P8">Trabalho desenvolvido pelos alunos:</text:p>
      <text:p text:style-name="P8"/>
      <text:list xml:id="list1084989642" text:style-name="L1">
        <text:list-item>
          <text:p text:style-name="P18">Ubiratan Soares (<text:span text:style-name="T9">5634292</text:span>) - ubiratan.f.soares@gmail.com</text:p>
        </text:list-item>
        <text:list-item>
          <text:p text:style-name="P18">Rafael Piovesan () -</text:p>
        </text:list-item>
        <text:list-item>
          <text:p text:style-name="P18">Érica () -</text:p>
        </text:list-item>
        <text:list-item>
          <text:p text:style-name="P18">Fábio () - </text:p>
        </text:list-item>
        <text:list-item>
          <text:p text:style-name="P18">Eric Risteri (<text:span text:style-name="T9">5744739</text:span>) - ericristeri@hotmail.com </text:p>
        </text:list-item>
        <text:list-item>
          <text:p text:style-name="P18">Mattiolli () -</text:p>
        </text:list-item>
      </text:list>
      <text:p text:style-name="P2"/>
      <text:p text:style-name="P2"/>
      <text:p text:style-name="P3"/>
      <text:p text:style-name="P2"><text:soft-page-break/></text:p>
      <text:p text:style-name="P2"/>
      <text:p text:style-name="P2"/>
      <text:p text:style-name="P2"/>
      <text:p text:style-name="P2"/>
      <text:list xml:id="list287220706" text:style-name="L2">
        <text:list-item>
          <text:p text:style-name="P19">Sobre a Empresa <text:tab/>1</text:p>
        </text:list-item>
        <text:list-item>
          <text:p text:style-name="P19">O Nome do Nosso Negócio <text:tab/>2</text:p>
        </text:list-item>
        <text:list-item>
          <text:p text:style-name="P19">Quem Somos e Nossas Qualificações <text:tab/>3</text:p>
        </text:list-item>
        <text:list-item>
          <text:p text:style-name="P19">O Que Oferecemos e Onde Estamos <text:tab/>5</text:p>
        </text:list-item>
        <text:list-item>
          <text:p text:style-name="P19">Análise do Setor <text:tab/>6</text:p>
        </text:list-item>
        <text:list-item>
          <text:p text:style-name="P19">O Mercado para Mac no Mundo<text:tab/>6</text:p>
        </text:list-item>
        <text:list-item>
          <text:p text:style-name="P19">O Mercado para Mac no Brasil<text:tab/>6</text:p>
        </text:list-item>
        <text:list-item>
          <text:p text:style-name="P19">Onde Atuamos <text:tab/>7</text:p>
        </text:list-item>
        <text:list-item>
          <text:p text:style-name="P19"><text:s/>Entendendo Oportunidades e Riscos <text:tab/>10</text:p>
        </text:list-item>
        <text:list-item>
          <text:p text:style-name="P19"><text:s/>Porquê Essa é uma Idéia Promissora <text:tab/>10</text:p>
        </text:list-item>
        <text:list-item>
          <text:p text:style-name="P19"><text:s/>Análise de Mercado <text:tab/>11</text:p>
        </text:list-item>
        <text:list-item>
          <text:p text:style-name="P19"><text:s/>Quem São Nossos Consumidores<text:tab/>11</text:p>
        </text:list-item>
        <text:list-item>
          <text:p text:style-name="P19"><text:s/>Qual o Tamanho do Mercado <text:tab/>12</text:p>
        </text:list-item>
        <text:list-item>
          <text:p text:style-name="P19"><text:s/>Análise da Concorrência <text:tab/>13</text:p>
        </text:list-item>
        <text:list-item>
          <text:p text:style-name="P19"><text:s/>Análise FOFA <text:tab/>14</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draw:custom-shape text:anchor-type="paragraph" draw:z-index="2" draw:style-name="gr2" draw:text-style-name="P22" svg:width="5.9453in" svg:height="0.1862in" svg:x="0.0016in" svg:y="0.0252in"><text:p text:style-name="P21"><text:span text:style-name="T10">Sobre a Empres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2"/>
      <text:p text:style-name="P17">O Nome do Nosso Negócio</text:p>
      <text:p text:style-name="P12"/>
      <text:p text:style-name="P7"><text:span text:style-name="T1"><text:tab/>Nossa empresa se chama </text:span><text:span text:style-name="T8">mac</text:span><text:span text:style-name="T7">axeira</text:span><text:span text:style-name="T1">. A escolha desse nome (e provável logo) seguiu duas premissas básicas : associar aquilo que pretendemos à nossa marca, assim como destacar que nossos produtos e serviços, bem como nossa filosofia, possuem estreito laço com nossa terra natal, o Brasil. </text:span></text:p>
      <text:p text:style-name="P12"/>
      <text:p text:style-name="P7"><text:span text:style-name="T1"><text:tab/>Um dos produtos mais famosos e longevos da empresa que possibilta nossa existência – o software de sistema Macintosh, ou simples </text:span><text:span text:style-name="T3">Mac</text:span><text:span text:style-name="T1"> – compõe a primeira parte do nosso nome (destacado em uma das cores nacionais), enquanto a idéia de algo que é único do Brasil – um apelido singular para algo típico e popular em nosso país, a mandioca – faz que com que tenhamos um nome fantasia que reflita de imediato nossos propósitos e nossa origem aos olhos do consumidor nacional e também internacional.</text:span></text:p>
      <text:p text:style-name="P12"/>
      <text:p text:style-name="P17">Quem Somos e Nossas Qualificações</text:p>
      <text:p text:style-name="P12"/>
      <text:p text:style-name="P7"><text:span text:style-name="T1"><text:tab/>A <text:s/></text:span><text:span text:style-name="T8">mac</text:span><text:span text:style-name="T7">axeira</text:span><text:span text:style-name="T2"> </text:span><text:span text:style-name="T5">é o resultado das aspirações, intenções, devaneios e ambições dos seguintes empreendedores :</text:span></text:p>
      <text:p text:style-name="P14"/>
      <text:p text:style-name="P7"><text:span text:style-name="T5"><text:tab/></text:span><text:span text:style-name="T7">Ubiratan Soares</text:span><text:span text:style-name="T5">, paulista da capital, tem 26 anos e atualmente cursa Bacharelado em Ciências da Computação pelo ICMC/USP, em São Carlos. Conheceu a plataforma Mac mais profundamente à cerca de um ano, na ocasião de residir com um colega de república que possuía um Macbook. <text:s/>É hoje proprietário de um Macbook Pro, sendo anteriormente usuário e entusiasta de soluções opensource para sistemas, como Linux e FreeBSD. <text:s/>Atualmente, se dedica exclusivamente à graduação, bem como a aprender e dominar os recursos de desenvolvimento para software Apple, como aprimoramento em programação na linguagem </text:span><text:span text:style-name="T4">Objeticve-C</text:span><text:span text:style-name="T5">, estudo dos frameworks </text:span><text:span text:style-name="T4">Cocoa</text:span><text:span text:style-name="T5"> e </text:span><text:span text:style-name="T4">Carbon</text:span><text:span text:style-name="T5">, domínio das ferramentas </text:span><text:span text:style-name="T4">Xcode</text:span><text:span text:style-name="T5"> e </text:span><text:span text:style-name="T4">Iphone SDK</text:span><text:span text:style-name="T5">, dentre outros.</text:span></text:p>
      <text:p text:style-name="P14"/>
      <text:p text:style-name="P14"/>
      <text:p text:style-name="P15">[Profile Rubens]</text:p>
      <text:p text:style-name="P15"/>
      <text:p text:style-name="P15">[Profile Fábio]</text:p>
      <text:p text:style-name="P15"/>
      <text:p text:style-name="P15">[Profile Zip]</text:p>
      <text:p text:style-name="P15"/>
      <text:p text:style-name="P15">[Profile Eric]</text:p>
      <text:p text:style-name="P15"/>
      <text:p text:style-name="P15">[Profile Puff]</text:p>
      <text:p text:style-name="P14"/>
      <text:p text:style-name="P17">O Que Oferecemos e Onde Estamos</text:p>
      <text:p text:style-name="P14"/>
      <text:p text:style-name="P7"><text:span text:style-name="T5"><text:tab/>A <text:s/></text:span><text:span text:style-name="T8">mac</text:span><text:span text:style-name="T7">axeira </text:span><text:span text:style-name="T6">é</text:span><text:span text:style-name="T7"> </text:span><text:span text:style-name="T1">uma empresa nacional voltada para o desenvolvimento de soluções de software para toda a linha de produtos Apple</text:span><text:span text:style-name="T1">, abrangendo desde dispositivos móveis até soluções empresariais e corporativas. Dessa maneira, somos capazes de prover desde aplicações dedicadas para usuários de computadores Apple, que por exemplo necessitem estar integrados com sistemas já estabelecidos em suas empresas, até games de promoção que estejam inseridos dentro ea campanhas de marketing viral de, com foco nos dispositivos Iphone e Ipod Touch.</text:span></text:p>
      <text:p text:style-name="P12"/>
      <text:p text:style-name="P7"><text:span text:style-name="T1"><text:tab/>Estamos atualmente localizados em São Carlos, interior de São Paulo. São Carlos é um pólo universitário, formado por duas grandes universidades públicas – Universidade de São Paulo (USP) e Universidade Federal de São Carlos (UFSCar) – com uma população universitária flutuante de 20 mil alunos e que detém o título de “</text:span><text:span text:style-name="T3">capital da tecnlogia</text:span><text:span text:style-name="T1">”, sendo a cidade com maior número de doutores por metro quadrado no mundo. </text:span></text:p>
      <text:p text:style-name="P12"/>
      <text:p text:style-name="P12"/>
      <text:p text:style-name="P12"><text:soft-page-break/><text:tab/>Nossa intenção em adotar São Carlos como berço é utilizar a crescente adesão de produtos Apple que pode ser verificada no meio acadêmico nacional nos dois últimos anos, juntamente com o potencial de mão-de-obra latente na região dados os cursos de tecnologia aqui oferecidos por essas instituições, para reunir e formar entusiastas e desenvolvedores capacitados e em sinergia com nossa filosofia de trabalho. </text:p>
      <text:p text:style-name="P12"/>
      <text:p text:style-name="P12"><draw:custom-shape text:anchor-type="paragraph" draw:z-index="3" draw:style-name="gr2" draw:text-style-name="P22" svg:width="5.9157in" svg:height="0.1862in" svg:x="0.0016in" svg:y="0.0575in"><text:p text:style-name="P21"><text:span text:style-name="T10">Análise do Se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3"/>
      <text:p text:style-name="P17">O Mercado para Mac no Mundo</text:p>
      <text:p text:style-name="P12"/>
      <text:p text:style-name="P12"><text:tab/>A Apple é hoje uma das empresas de tecnologia mais bem sucedidas da atualidade. Seu fundador e mentor, Steve Jobs, é tido como uma das mais influentes personalidades dentre os empreendedores em tecnologia no mundo, ao mesmo tempo que alguns dos números recentes impressionam pela pujança, em especial ao se considerar o cenário de crise econômica que se estabeleceu e acometeu em especial o maior mercado da empresa, a América do Norte a partir do segundo semestre de 2008:</text:p>
      <text:p text:style-name="P12"/>
      <text:p text:style-name="P16">[Alguns números recentes da Apple aqui]</text:p>
      <text:p text:style-name="P12"/>
      <text:p text:style-name="P17">O Mercado para Mac no Brasil</text:p>
      <text:p text:style-name="P12"/>
      <text:p text:style-name="P12"><text:tab/>Acompanhando o crescimento mundial ao consumo de produtos Apple, o consumidor brasileiro, inserido em um cenário de estabilidade econômica, moeda forte e crescimento, vê à partir do ano de 2007 uma série de eventos que desencadeiam oportunidades para o interessado experimentar e avaliar tais produtos.</text:p>
      <text:p text:style-name="P12"/>
      <text:p text:style-name="P12"><text:tab/>Alguns são fatos relevantes são listados cronologicamente na tabela a seguir :</text:p>
      <text:p text:style-name="P12"/>
      <table:table table:name="Table1" table:style-name="Table1">
        <table:table-column table:style-name="Table1.A"/>
        <table:table-column table:style-name="Table1.B"/>
        <table:table-row>
          <table:table-cell table:style-name="Table1.A1" office:value-type="string">
            <text:p text:style-name="P10">Data</text:p>
          </table:table-cell>
          <table:table-cell table:style-name="Table1.B1" office:value-type="string">
            <text:p text:style-name="P10">Evento</text:p>
          </table:table-cell>
        </table:table-row>
        <table:table-row>
          <table:table-cell table:style-name="Table1.A2" office:value-type="string">
            <text:p text:style-name="P9"/>
          </table:table-cell>
          <table:table-cell table:style-name="Table1.B2" office:value-type="string">
            <text:p text:style-name="P9">Parceria da Apple Brasil com varejistas online e início do crescimento das vendas de computadores e Ipods no país</text:p>
          </table:table-cell>
        </table:table-row>
        <table:table-row>
          <table:table-cell table:style-name="Table1.A2" office:value-type="string">
            <text:p text:style-name="P9"/>
          </table:table-cell>
          <table:table-cell table:style-name="Table1.B2" office:value-type="string">
            <text:p text:style-name="P9">Inauguração do primeiro stand em parceria com a rede Extra,</text:p>
            <text:p text:style-name="P9"><text:s/>em São Paulo</text:p>
          </table:table-cell>
        </table:table-row>
        <table:table-row>
          <table:table-cell table:style-name="Table1.A2" office:value-type="string">
            <text:p text:style-name="P9"/>
          </table:table-cell>
          <table:table-cell table:style-name="Table1.B2" office:value-type="string">
            <text:p text:style-name="P9">Política de importação do Governo Federal deixa Macbook básico isento de impostos e com custo competitivo frente a outros notebooks </text:p>
          </table:table-cell>
        </table:table-row>
        <table:table-row>
          <table:table-cell table:style-name="Table1.A2" office:value-type="string">
            <text:p text:style-name="P9"/>
          </table:table-cell>
          <table:table-cell table:style-name="Table1.B2" office:value-type="string">
            <text:p text:style-name="P9">Inaguração da primeira loja similar à Apple Store, em parceria com a rede Fnac em São Paulo</text:p>
          </table:table-cell>
        </table:table-row>
        <table:table-row>
          <table:table-cell table:style-name="Table1.A2" office:value-type="string">
            <text:p text:style-name="P9"/>
          </table:table-cell>
          <table:table-cell table:style-name="Table1.B2" office:value-type="string">
            <text:p text:style-name="P9">Início das vendas do celular Iphone, pela operadora de telefonia Claro</text:p>
            <text:p text:style-name="P9"/>
          </table:table-cell>
        </table:table-row>
        <table:table-row>
          <table:table-cell table:style-name="Table1.A2" office:value-type="string">
            <text:p text:style-name="P9"/>
          </table:table-cell>
          <table:table-cell table:style-name="Table1.B2" office:value-type="string">
            <text:p text:style-name="P9">As três maiores operadoras de telefonia celular no país já oferecem o Iphone em planos pós-pagos</text:p>
          </table:table-cell>
        </table:table-row>
        <table:table-row>
          <table:table-cell table:style-name="Table1.A2" office:value-type="string">
            <text:p text:style-name="P9"/>
          </table:table-cell>
          <table:table-cell table:style-name="Table1.B2" office:value-type="string">
            <text:p text:style-name="P9">Expansão de varejistas conveniados com a Apple Brasil, em parelelo <text:s/>à reduções sucessivas nos custos repassadas ao consumidor</text:p>
          </table:table-cell>
        </table:table-row>
        <table:table-row>
          <table:table-cell table:style-name="Table1.A2" office:value-type="string">
            <text:p text:style-name="P9">Setembro</text:p>
            <text:p text:style-name="P9">2009</text:p>
          </table:table-cell>
          <table:table-cell table:style-name="Table1.B2" office:value-type="string">
            <text:p text:style-name="P9">Primeira edição do IphoneDevBr, reunindo desenvolvedores independentes para as plataformas Iphone e Ipod Touch</text:p>
          </table:table-cell>
        </table:table-row>
        <table:table-row>
          <table:table-cell table:style-name="Table1.A2" office:value-type="string">
            <text:p text:style-name="P9">Outubro</text:p>
            <text:p text:style-name="P9">2009</text:p>
          </table:table-cell>
          <table:table-cell table:style-name="Table1.B2" office:value-type="string">
            <text:p text:style-name="P9">Inaguração da Apple Store online no país, com possibilidade de venda direta ao consumidor final e política de desconto estudantil</text:p>
          </table:table-cell>
        </table:table-row>
        <table:table-row>
          <table:table-cell table:style-name="Table1.A2" office:value-type="string">
            <text:p text:style-name="P9">Outubro</text:p>
            <text:p text:style-name="P9">2009</text:p>
          </table:table-cell>
          <table:table-cell table:style-name="Table1.B2" office:value-type="string">
            <text:p text:style-name="P9">Segunda edição do IphoneDevBr</text:p>
          </table:table-cell>
        </table:table-row>
      </table:table>
      <text:p text:style-name="P17"/>
      <text:p text:style-name="P17"><text:soft-page-break/>Onde Atuamos</text:p>
      <text:p text:style-name="P12"/>
      <text:p text:style-name="P12"><text:tab/>A macaxeira pretende atuar inicialmente no desenvolvimento de aplicações (comumemente chamadas por apps) para os dispositivos móveis Iphone e Ipod Touch. <text:s/>Essa estratégia está prevista no plano de marketing, conforme será descrito adiante, na medida em que procuramos explorar o maior público alvo logo no início das atividades, dentro do segmento em que iremos atuar. </text:p>
      <text:p text:style-name="P12"/>
      <text:p text:style-name="P12"><text:tab/>Dessa forma, a macaxeira ira focar de início seus esforços no desenvolvimento de games, front-ends para sistemas remotos, clientes para aplicações online e Web Pages, aplicações de integração com ferramentas Apple já existentes, aplicações sazonais e de integração com marketing viral, dentre outros. Em uma segunda etapa, a macaxeira pretende expandir suas atividades para oferecer soluções para toda a plataforma de produtos Apple, incluindo aplicações completas para atender os mais variados tipos de cliente.</text:p>
      <text:p text:style-name="P12"/>
      <text:p text:style-name="P12">Analisando Oportunidades e Riscos</text:p>
      <text:p text:style-name="P12"/>
      <text:p text:style-name="P12"/>
      <text:p text:style-name="P12">Porquê Essa é uma Idéia Promissora</text:p>
      <text:p text:style-name="P12"/>
      <text:p text:style-name="P12"/>
      <text:p text:style-name="P12"><draw:custom-shape text:anchor-type="paragraph" draw:z-index="4" draw:style-name="gr2" draw:text-style-name="P22" svg:width="5.9232in" svg:height="0.1862in" svg:x="-0.0134in" svg:y="0.0264in"><text:p text:style-name="P21"><text:span text:style-name="T10">Análise de Mer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Quem São Nossos Consumidores</text:p>
      <text:p text:style-name="P12"/>
      <text:p text:style-name="P12">Qual o Tamanho do Mercado</text:p>
      <text:p text:style-name="P12"/>
      <text:p text:style-name="P12">Análise da Concorrência</text:p>
      <text:p text:style-name="P12"/>
      <text:p text:style-name="P12">Análise FOFA</text:p>
      <text:p text:style-name="P12"/>
      <text:p text:style-name="P12"/>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Gill San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Gill San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3T15:05:53</meta:creation-date>
    <dc:date>2009-10-24T00:32:48</dc:date>
    <meta:editing-duration>PT07H42M48S</meta:editing-duration>
    <meta:editing-cycles>124</meta:editing-cycles>
    <meta:generator>NeoOffice/3.0$Unix OpenOffice.org_project/Patch 0</meta:generator>
    <meta:document-statistic meta:table-count="1" meta:image-count="0" meta:object-count="0" meta:page-count="5" meta:paragraph-count="77" meta:word-count="1109" meta:character-count="6924"/>
    <meta:user-defined meta:name="Info 1"/>
    <meta:user-defined meta:name="Info 2"/>
    <meta:user-defined meta:name="Info 3"/>
    <meta:user-defined meta:name="Info 4"/>
  </office:meta>
</office:document-meta>
</file>